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4986*"/>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4986*"/>
    </style:style>
    <style:style style:name="Table4.A1" style:family="table-cell">
      <style:table-cell-properties fo:padding="0.0382in" fo:border-left="0.05pt solid #000000" fo:border-right="none" fo:border-top="0.05pt solid #000000" fo:border-bottom="none"/>
    </style:style>
    <style:style style:name="Table4.B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b3fb3" officeooo:paragraph-rsid="000b3fb3"/>
    </style:style>
    <style:style style:name="P2" style:family="paragraph" style:parent-style-name="Standard">
      <style:text-properties officeooo:rsid="000a046d" officeooo:paragraph-rsid="000a046d"/>
    </style:style>
    <style:style style:name="P3" style:family="paragraph" style:parent-style-name="Standard" style:list-style-name="L1">
      <style:text-properties officeooo:rsid="000a046d" officeooo:paragraph-rsid="000a046d"/>
    </style:style>
    <style:style style:name="P4" style:family="paragraph" style:parent-style-name="Standard" style:list-style-name="L1">
      <style:text-properties officeooo:rsid="000a046d" officeooo:paragraph-rsid="000aac32"/>
    </style:style>
    <style:style style:name="P5" style:family="paragraph" style:parent-style-name="Standard">
      <style:text-properties officeooo:rsid="000a046d" officeooo:paragraph-rsid="000aac32"/>
    </style:style>
    <style:style style:name="P6" style:family="paragraph" style:parent-style-name="Standard">
      <style:text-properties officeooo:rsid="000a046d" officeooo:paragraph-rsid="000b3fb3"/>
    </style:style>
    <style:style style:name="P7" style:family="paragraph" style:parent-style-name="Standard">
      <style:text-properties officeooo:paragraph-rsid="000a046d"/>
    </style:style>
    <style:style style:name="P8" style:family="paragraph" style:parent-style-name="Standard">
      <style:text-properties officeooo:rsid="000aac32" officeooo:paragraph-rsid="000aac32"/>
    </style:style>
    <style:style style:name="P9" style:family="paragraph" style:parent-style-name="Standard" style:list-style-name="L2">
      <style:text-properties officeooo:rsid="000aac32" officeooo:paragraph-rsid="000aac32"/>
    </style:style>
    <style:style style:name="P10" style:family="paragraph" style:parent-style-name="Standard" style:list-style-name="L3">
      <style:text-properties officeooo:rsid="000aac32" officeooo:paragraph-rsid="000aac32"/>
    </style:style>
    <style:style style:name="P11" style:family="paragraph" style:parent-style-name="Standard" style:list-style-name="L4">
      <style:text-properties officeooo:rsid="000aac32" officeooo:paragraph-rsid="000aac32"/>
    </style:style>
    <style:style style:name="P12" style:family="paragraph" style:parent-style-name="Standard">
      <style:text-properties officeooo:rsid="000aac32" officeooo:paragraph-rsid="000b3fb3"/>
    </style:style>
    <style:style style:name="P13" style:family="paragraph" style:parent-style-name="Standard">
      <style:text-properties officeooo:paragraph-rsid="000aac32"/>
    </style:style>
    <style:style style:name="P14" style:family="paragraph" style:parent-style-name="Standard" style:list-style-name="L6">
      <style:text-properties officeooo:paragraph-rsid="000aac32"/>
    </style:style>
    <style:style style:name="P15" style:family="paragraph" style:parent-style-name="Standard">
      <style:text-properties fo:font-weight="bold" officeooo:rsid="000aac32" officeooo:paragraph-rsid="000aac32" style:font-weight-asian="bold" style:font-weight-complex="bold"/>
    </style:style>
    <style:style style:name="P16" style:family="paragraph" style:parent-style-name="Standard">
      <style:text-properties fo:font-weight="bold" officeooo:rsid="000aac32" officeooo:paragraph-rsid="000b3fb3" style:font-weight-asian="bold" style:font-weight-complex="bold"/>
    </style:style>
    <style:style style:name="P17" style:family="paragraph" style:parent-style-name="Table_20_Contents">
      <style:text-properties officeooo:rsid="000a046d" officeooo:paragraph-rsid="000a046d"/>
    </style:style>
    <style:style style:name="P18" style:family="paragraph" style:parent-style-name="Table_20_Contents">
      <style:text-properties officeooo:rsid="000a046d" officeooo:paragraph-rsid="000aac32"/>
    </style:style>
    <style:style style:name="P19" style:family="paragraph" style:parent-style-name="Table_20_Contents">
      <style:text-properties officeooo:rsid="000aac32" officeooo:paragraph-rsid="000aac32"/>
    </style:style>
    <style:style style:name="P20" style:family="paragraph" style:parent-style-name="Table_20_Contents">
      <style:text-properties officeooo:rsid="000aac32" officeooo:paragraph-rsid="000b3fb3"/>
    </style:style>
    <style:style style:name="P21" style:family="paragraph" style:parent-style-name="Table_20_Contents">
      <style:text-properties officeooo:rsid="000b3fb3" officeooo:paragraph-rsid="000b3fb3"/>
    </style:style>
    <style:style style:name="T1" style:family="text">
      <style:text-properties officeooo:rsid="000a046d"/>
    </style:style>
    <style:style style:name="T2" style:family="text">
      <style:text-properties officeooo:rsid="000aac32"/>
    </style:style>
    <style:style style:name="T3" style:family="text">
      <style:text-properties officeooo:rsid="000b3fb3"/>
    </style:style>
    <style:style style:name="T4" style:family="text">
      <style:text-properties fo:font-weight="bold" style:font-weight-asian="bold" style:font-weight-complex="bold"/>
    </style:style>
    <style:style style:name="T5" style:family="text">
      <style:text-properties fo:font-weight="bold" officeooo:rsid="000aac3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Modify Account Details</text:span></text:p>
      <text:p text:style-name="P2"/>
      <text:p text:style-name="P2">Prerequisites</text:p>
      <text:list xml:id="list5811045753748457026" text:style-name="L1">
        <text:list-item>
          <text:p text:style-name="P3">A user account must already exist.</text:p>
        </text:list-item>
        <text:list-item>
          <text:p text:style-name="P3">In order to perform the actions of account management, either the user whose account is being edited must be logged in <text:span text:style-name="T2">or able to log in</text:span>, or the admin must be logged in, and the account has been accessed by the admin.</text:p>
        </text:list-item>
      </text:list>
      <text:p text:style-name="P2"/>
      <text:p text:style-name="P7"><text:span text:style-name="T1">Postrequisites</text:span></text:p>
      <text:list xml:id="list2855764968204029560" text:style-name="L4">
        <text:list-item>
          <text:p text:style-name="P11">Users account details must change</text:p>
        </text:list-item>
      </text:list>
      <text:p text:style-name="P2"/>
      <text:p text:style-name="P2"/>
      <text:p text:style-name="P8"/>
      <table:table table:name="Table1" table:style-name="Table1">
        <table:table-column table:style-name="Table1.A" table:number-columns-repeated="2"/>
        <table:table-row>
          <table:table-cell table:style-name="Table1.A1" office:value-type="string">
            <text:p text:style-name="P17">User Intention</text:p>
          </table:table-cell>
          <table:table-cell table:style-name="Table1.B1" office:value-type="string">
            <text:p text:style-name="P17">System Requirements</text:p>
          </table:table-cell>
        </table:table-row>
        <table:table-row>
          <table:table-cell table:style-name="Table1.A2" office:value-type="string">
            <text:p text:style-name="P17"/>
            <text:p text:style-name="P19">User logs in (if not already logged in)</text:p>
            <text:p text:style-name="P19"/>
            <text:p text:style-name="P19"/>
            <text:p text:style-name="P19">User navigates to account management options</text:p>
            <text:p text:style-name="P19"/>
            <text:p text:style-name="P19"/>
            <text:p text:style-name="P19"/>
            <text:p text:style-name="P19">User selects “Edit Account”</text:p>
            <text:p text:style-name="P19"/>
            <text:p text:style-name="P19"/>
            <text:p text:style-name="P19">User edits any account details.</text:p>
            <text:p text:style-name="P19"/>
            <text:p text:style-name="P19">User saves edits.</text:p>
            <text:p text:style-name="P19"/>
            <text:p text:style-name="P19"/>
            <text:p text:style-name="P19"/>
            <text:p text:style-name="P19">User either logs out, or navigates to another part of the site.</text:p>
          </table:table-cell>
          <table:table-cell table:style-name="Table1.B2" office:value-type="string">
            <text:p text:style-name="P17"/>
            <text:p text:style-name="P19">System must authenticate the user using provided credentials.</text:p>
            <text:p text:style-name="P19"/>
            <text:p text:style-name="P19">System must display link to account management options and then must display options for account management.</text:p>
            <text:p text:style-name="P19"/>
            <text:p text:style-name="P19">System must load account details and create form for editing details.</text:p>
            <text:p text:style-name="P19"/>
            <text:p text:style-name="P19">System must keep track of changes to account.</text:p>
            <text:p text:style-name="P19"/>
            <text:p text:style-name="P19">System must save edits made by user to user information stored in the system and provide confirmation of edits.</text:p>
            <text:p text:style-name="P19"/>
            <text:p text:style-name="P19"/>
            <text:p text:style-name="P19">System must log out or provide for user to navigate away from edit screen.</text:p>
          </table:table-cell>
        </table:table-row>
      </table:table>
      <text:p text:style-name="P16"/>
      <text:p text:style-name="P16"/>
      <text:p text:style-name="P16">Delete Account</text:p>
      <text:p text:style-name="P16"/>
      <text:p text:style-name="P5">Prerequisites</text:p>
      <text:list xml:id="list185858154868814" text:continue-list="list5811045753748457026" text:style-name="L1">
        <text:list-item>
          <text:p text:style-name="P4">A user account must already exist.</text:p>
        </text:list-item>
        <text:list-item>
          <text:p text:style-name="P4">In order to perform the actions of account management, either the user whose account is being edited must be logged in, or the admin must be logged in, and the account has been accessed by the admin.</text:p>
        </text:list-item>
      </text:list>
      <text:p text:style-name="P5"><text:soft-page-break/></text:p>
      <text:p text:style-name="P5">Postrequisites</text:p>
      <text:list xml:id="list8450113106366777366" text:style-name="L6">
        <text:list-item>
          <text:p text:style-name="P14"><text:span text:style-name="T2">Account must be removed from system.</text:span></text:p>
        </text:list-item>
      </text:list>
      <text:p text:style-name="P5"/>
      <text:p text:style-name="P8"/>
      <table:table table:name="Table2" table:style-name="Table2">
        <table:table-column table:style-name="Table2.A" table:number-columns-repeated="2"/>
        <table:table-row>
          <table:table-cell table:style-name="Table2.A1" office:value-type="string">
            <text:p text:style-name="P18">User Intention</text:p>
          </table:table-cell>
          <table:table-cell table:style-name="Table2.B1" office:value-type="string">
            <text:p text:style-name="P18">System Requirements</text:p>
          </table:table-cell>
        </table:table-row>
        <table:table-row>
          <table:table-cell table:style-name="Table2.A2" office:value-type="string">
            <text:p text:style-name="P19">User logs in (if not logged in already)</text:p>
            <text:p text:style-name="P18"/>
            <text:p text:style-name="P19">User navigates to account management</text:p>
            <text:p text:style-name="P19"/>
            <text:p text:style-name="P19"/>
            <text:p text:style-name="P19">User selects “Delete Account”</text:p>
            <text:p text:style-name="P19"/>
            <text:p text:style-name="P19"/>
          </table:table-cell>
          <table:table-cell table:style-name="Table2.B2" office:value-type="string">
            <text:p text:style-name="P19">System must authenticate user credentials.</text:p>
            <text:p text:style-name="P19"/>
            <text:p text:style-name="P19">System must provide a way to navigate to account management.</text:p>
            <text:p text:style-name="P19"/>
            <text:p text:style-name="P19">System must remove users account from storage in system. System must then display a confirmation of deletion and then navigate user to home page.</text:p>
          </table:table-cell>
        </table:table-row>
      </table:table>
      <text:p text:style-name="P12"/>
      <text:p text:style-name="P12"/>
      <text:p text:style-name="P16">Block User</text:p>
      <text:p text:style-name="P12"/>
      <text:p text:style-name="P5">Prerequisites</text:p>
      <text:list xml:id="list185857669253556" text:continue-list="list185858154868814" text:style-name="L1">
        <text:list-header>
          <text:p text:style-name="P4"/>
        </text:list-header>
        <text:list-item>
          <text:p text:style-name="P4"><text:span text:style-name="T2">An</text:span> admin must be logged in, and the account has been accessed by the admin.</text:p>
        </text:list-item>
      </text:list>
      <text:p text:style-name="P5"/>
      <text:p text:style-name="P5">Postrequisites</text:p>
      <text:list xml:id="list516266063412276866" text:style-name="L3">
        <text:list-item>
          <text:p text:style-name="P10">User is blocked from performing any actions on the site except for account management indefinitely.</text:p>
        </text:list-item>
      </text:list>
      <text:p text:style-name="P5"/>
      <text:p text:style-name="P8"/>
      <table:table table:name="Table3" table:style-name="Table3">
        <table:table-column table:style-name="Table3.A" table:number-columns-repeated="2"/>
        <table:table-row>
          <table:table-cell table:style-name="Table3.A1" office:value-type="string">
            <text:p text:style-name="P18">User Intention</text:p>
          </table:table-cell>
          <table:table-cell table:style-name="Table3.B1" office:value-type="string">
            <text:p text:style-name="P18">System Requirements</text:p>
          </table:table-cell>
        </table:table-row>
        <table:table-row>
          <table:table-cell table:style-name="Table3.A2" office:value-type="string">
            <text:p text:style-name="P19">User (admin) selects another users account.</text:p>
            <text:p text:style-name="P19"/>
            <text:p text:style-name="P19"/>
            <text:p text:style-name="P19"/>
            <text:p text:style-name="P19">User (admin) selects from options to block this account.</text:p>
            <text:p text:style-name="P19"/>
            <text:p text:style-name="P19"/>
          </table:table-cell>
          <table:table-cell table:style-name="Table3.B2" office:value-type="string">
            <text:p text:style-name="P19">System must provide a way to navigate to certain users or provide a list of all users to select from to the admin.</text:p>
            <text:p text:style-name="P19"/>
            <text:p text:style-name="P19">System must display options for managing a user account. System must then block user who was selected from performing any actions on the site except account management.</text:p>
          </table:table-cell>
        </table:table-row>
      </table:table>
      <text:p text:style-name="P6"><text:span text:style-name="T5"/></text:p>
      <text:p text:style-name="P6"><text:span text:style-name="T5"/></text:p>
      <text:p text:style-name="P6"><text:span text:style-name="T5">Suspend User</text:span></text:p>
      <text:p text:style-name="P6"><text:span text:style-name="T5"/></text:p>
      <text:p text:style-name="P6">Prerequisites</text:p>
      <text:list xml:id="list185857536766577" text:continue-list="list185857669253556" text:style-name="L1">
        <text:list-item>
          <text:p text:style-name="P4">A user account must already exist.</text:p>
        </text:list-item>
        <text:list-item>
          <text:p text:style-name="P4"><text:soft-page-break/>In order to perform the actions of account management, either the user whose account is being edited must be logged in, or the admin must be logged in, and the account has been accessed by the admin.</text:p>
        </text:list-item>
      </text:list>
      <text:p text:style-name="P5"/>
      <text:p text:style-name="P5">Postrequisites</text:p>
      <text:list xml:id="list8204193256263587354" text:style-name="L2">
        <text:list-item>
          <text:p text:style-name="P9">User is suspended for a certain amount of time.</text:p>
        </text:list-item>
      </text:list>
      <text:p text:style-name="P5"/>
      <text:p text:style-name="P15"/>
      <table:table table:name="Table4" table:style-name="Table4">
        <table:table-column table:style-name="Table4.A" table:number-columns-repeated="2"/>
        <table:table-row>
          <table:table-cell table:style-name="Table4.A1" office:value-type="string">
            <text:p text:style-name="P18">User Intention</text:p>
          </table:table-cell>
          <table:table-cell table:style-name="Table4.B1" office:value-type="string">
            <text:p text:style-name="P18">System Requirements</text:p>
          </table:table-cell>
        </table:table-row>
        <table:table-row>
          <table:table-cell table:style-name="Table4.A2" office:value-type="string">
            <text:p text:style-name="P19">User (admin) selects another users account.</text:p>
            <text:p text:style-name="P19"/>
            <text:p text:style-name="P19"/>
            <text:p text:style-name="P19"/>
            <text:p text:style-name="P21">User (admin) selects from options to suspend user account.</text:p>
            <text:p text:style-name="P21"/>
            <text:p text:style-name="P21"/>
            <text:p text:style-name="P21"/>
            <text:p text:style-name="P21">User must then choose for how long to suspend the account.</text:p>
          </table:table-cell>
          <table:table-cell table:style-name="Table4.B2" office:value-type="string">
            <text:p text:style-name="P20">System must provide a way to navigate to certain users or provide a list of all users to select from to the admin.</text:p>
            <text:p text:style-name="P20"/>
            <text:p text:style-name="P20">System must display options for managing a user account. <text:span text:style-name="T3">System must then display a list of time frames or allow the user to enter an amount of time for which to suspend a user.</text:span></text:p>
            <text:p text:style-name="P20"/>
            <text:p text:style-name="P21">System must suspend other user's account from performing any actions on the site except account management for specified amount of tim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3fb3" officeooo:paragraph-rsid="000b3fb3"/>
    </style:style>
    <style:style style:name="MT1" style:family="text">
      <style:text-properties officeooo:rsid="000a046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Essential Use Case</text:span>s<text:span text:style-name="MT1"> for “Manage Account”</text:span></text:p>
        <text:p text:style-name="MP1">Drew Boshardy</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ew Boshardy</meta:initial-creator>
    <meta:creation-date>2014-10-12T18:12:20.956480009</meta:creation-date>
    <dc:date>2014-10-12T18:58:57.385656826</dc:date>
    <dc:creator>Drew Boshardy</dc:creator>
    <meta:editing-duration>PT4M35S</meta:editing-duration>
    <meta:editing-cycles>1</meta:editing-cycles>
    <meta:document-statistic meta:table-count="4" meta:image-count="0" meta:object-count="0" meta:page-count="3" meta:paragraph-count="62" meta:word-count="576" meta:character-count="3378" meta:non-whitespace-character-count="2875"/>
    <meta:generator>LibreOffice/4.1.3.2$Linux_X86_64 LibreOffice_project/410m0$Build-2</meta:generator>
  </office:meta>
</office:document-meta>
</file>